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adornments="Roman" style:font-family-generic="roman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7cm" fo:min-width="7.12cm"/>
    </style:style>
    <style:style style:name="gr2" style:family="graphic" style:parent-style-name="standard">
      <style:graphic-properties svg:stroke-color="#000000" draw:fill="hatch" draw:fill-color="#ffffff" draw:fill-hatch-name="Black_20_45_20_Degrees" draw:fill-hatch-solid="false" draw:textarea-horizontal-align="justify" draw:textarea-vertical-align="middle" draw:auto-grow-height="false" fo:min-height="5.14cm" fo:min-width="4.8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draw:shadow-opacity="50%"/>
    </style:style>
    <style:style style:name="gr5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draw:shadow-offset-x="0.203cm" draw:shadow-offset-y="0.203cm" draw:shadow-opacity="50%"/>
    </style:style>
    <style:style style:name="gr6" style:family="graphic" style:parent-style-name="standard">
      <style:graphic-properties svg:stroke-color="#000000" draw:fill="hatch" draw:fill-hatch-name="Black_20_45_20_Degrees" draw:fill-hatch-solid="false" draw:textarea-vertical-align="middle" draw:auto-grow-height="false" fo:min-height="14.99cm" fo:min-width="14.74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hatch" draw:fill-color="#ffffff" draw:fill-hatch-name="Black_20_45_20_Degrees" draw:fill-hatch-solid="fals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background-color="transparent"/>
    </style:style>
    <style:style style:name="P5" style:family="paragraph">
      <loext:graphic-properties draw:fill="solid" draw:fill-color="#ffffff" draw:opacity="50%"/>
      <style:text-properties style:font-name="CMU Classical Serif" fo:background-color="transparent"/>
    </style:style>
    <style:style style:name="P6" style:family="paragraph">
      <style:paragraph-properties fo:text-align="center"/>
      <style:text-properties fo:background-color="transparent"/>
    </style:style>
    <style:style style:name="P7" style:family="paragraph">
      <loext:graphic-properties draw:fill="solid" draw:fill-color="#ffffff" draw:opacity="50%"/>
      <style:paragraph-properties fo:text-align="center"/>
      <style:text-properties style:font-name="CMU Classical Serif" fo:background-color="transparent"/>
    </style:style>
    <style:style style:name="P8" style:family="paragraph">
      <loext:graphic-properties draw:fill="hatch" draw:fill-hatch-name="Black_20_45_20_Degrees" draw:fill-hatch-solid="fals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CMU Classical Serif" fo:background-color="transparent"/>
    </style:style>
    <style:style style:name="T2" style:family="text">
      <style:text-properties style:font-name="CMU Serif" fo:background-color="transparent"/>
    </style:style>
    <style:style style:name="T3" style:family="text">
      <style:text-properties style:text-position="sub 58%" style:font-name="CMU Serif" fo:background-color="transparent"/>
    </style:style>
    <style:style style:name="T4" style:family="text">
      <style:text-properties style:font-name="CMU Classical Serif" fo:background-color="transparent" style:font-name-asian="CMU Serif1" style:font-name-complex="CMU Serif1"/>
    </style:style>
    <style:style style:name="T5" style:family="text">
      <style:text-properties style:text-position="super 58%" style:font-name="CMU Serif" fo:font-size="18pt" fo:font-weight="normal" fo:background-color="transparent" style:font-size-asian="18pt" style:font-size-complex="18pt"/>
    </style:style>
    <style:style style:name="T6" style:family="text">
      <style:text-properties style:text-position="0% 100%" style:font-name="CMU Classical Serif" fo:font-size="18pt" fo:font-weight="normal" fo:background-color="transparent" style:font-size-asian="18pt" style:font-size-complex="18pt"/>
    </style:style>
    <style:style style:name="T7" style:family="text">
      <style:text-properties style:text-position="0% 100%" style:font-name="CMU Serif" fo:font-size="18pt" fo:font-weight="normal" fo:background-color="transparent" style:font-size-asian="18pt" style:font-size-complex="18pt"/>
    </style:style>
    <style:style style:name="T8" style:family="text">
      <style:text-properties style:text-position="0% 100%" style:font-name="CMU Classical Serif" fo:font-size="18pt" fo:font-weight="normal" fo:background-color="transparent" style:font-name-asian="CMU Serif1" style:font-size-asian="18pt" style:font-name-complex="CMU Serif1" style:font-size-complex="18pt"/>
    </style:style>
    <style:style style:name="T9" style:family="text">
      <style:text-properties style:font-name="CMU Serif" fo:background-color="transparent" style:font-name-asian="CMU Serif1" style:font-name-complex="CMU Serif1"/>
    </style:style>
    <style:style style:name="T10" style:family="text">
      <style:text-properties style:text-position="0% 100%" style:font-name="Times New Roman" fo:background-color="transparent"/>
    </style:style>
    <style:style style:name="T11" style:family="text">
      <style:text-properties style:text-position="0% 100%" style:font-name="CMU Serif" fo:background-color="transparent"/>
    </style:style>
    <style:style style:name="T12" style:family="text">
      <style:text-properties style:text-position="0% 100%" style:font-name="CMU Classical Serif" fo:background-color="transparent" style:font-name-asian="CMU Serif1" style:font-name-complex="CMU Serif1"/>
    </style:style>
    <style:style style:name="T13" style:family="text">
      <style:text-properties style:text-position="0% 100%" style:font-name="CMU Serif" fo:background-color="transparent" style:font-name-asian="CMU Serif1" style:font-name-complex="CMU Serif1"/>
    </style:style>
    <style:style style:name="T14" style:family="text">
      <style:text-properties style:text-position="sub 58%" style:font-name="CMU Serif" fo:background-color="transparent" style:font-name-asian="CMU Serif1" style:font-name-complex="CMU Serif1"/>
    </style:style>
    <style:style style:name="T15" style:family="text">
      <style:text-properties style:text-position="0% 100%" style:font-name="Times New Roman" fo:background-color="transparent" style:font-name-asian="CMU Serif1" style:font-name-complex="CMU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10.141cm" svg:y="3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7.62cm" svg:x="10.141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951cm" svg:y1="7.351cm" svg:x2="17.761cm" svg:y2="7.351cm">
          <text:p/>
        </draw:line>
        <draw:custom-shape draw:style-name="gr1" draw:text-style-name="P1" draw:layer="layout" svg:width="7.62cm" svg:height="7.62cm" svg:x="1.7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7.62cm" svg:x="1.7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55cm" svg:y1="7.35cm" svg:x2="9.36cm" svg:y2="7.35cm">
          <text:p/>
        </draw:line>
        <draw:frame draw:style-name="gr4" draw:text-style-name="P5" draw:layer="layout" svg:width="2.021cm" svg:height="1.001cm" svg:x="6.72cm" svg:y="7.45cm">
          <draw:text-box>
            <text:p text:style-name="P4"><text:span text:style-name="T1">r </text:span><text:span text:style-name="T2">= 1</text:span></text:p>
          </draw:text-box>
        </draw:frame>
        <draw:frame draw:style-name="gr4" draw:text-style-name="P5" draw:layer="layout" svg:width="2.021cm" svg:height="1.001cm" svg:x="12.662cm" svg:y="10.059cm">
          <draw:text-box>
            <text:p text:style-name="P4"><text:span text:style-name="T1">r </text:span><text:span text:style-name="T2">= 1</text:span></text:p>
          </draw:text-box>
        </draw:frame>
        <draw:frame draw:style-name="gr5" draw:text-style-name="P5" draw:layer="layout" svg:width="4.775cm" svg:height="1.217cm" svg:x="3.156cm" svg:y="9.081cm">
          <draw:text-box>
            <text:p text:style-name="P4"><text:span text:style-name="T1">A</text:span><text:span text:style-name="T3">ci</text:span><text:span text:style-name="T3">rc</text:span><text:span text:style-name="T3">le</text:span><text:span text:style-name="T1"> </text:span><text:span text:style-name="T2">=</text:span><text:span text:style-name="T2"> </text:span><text:span text:style-name="T4">π</text:span><text:span text:style-name="T1">r</text:span><text:span text:style-name="T5">2</text:span><text:span text:style-name="T6"> </text:span><text:span text:style-name="T7">=</text:span><text:span text:style-name="T7"> </text:span><text:span text:style-name="T8">π</text:span></text:p>
          </draw:text-box>
        </draw:frame>
        <draw:frame draw:style-name="gr5" draw:text-style-name="P5" draw:layer="layout" svg:width="5.461cm" svg:height="1.217cm" svg:x="2.756cm" svg:y="4.682cm">
          <draw:text-box>
            <text:p text:style-name="P4"><text:span text:style-name="T1">A</text:span><text:span text:style-name="T3">square</text:span><text:span text:style-name="T1"> </text:span><text:span text:style-name="T2">= </text:span><text:span text:style-name="T2">(</text:span><text:span text:style-name="T9">2</text:span><text:span text:style-name="T1">r</text:span><text:span text:style-name="T2">)</text:span><text:span text:style-name="T5">2</text:span><text:span text:style-name="T6"> </text:span><text:span text:style-name="T7">= 4</text:span></text:p>
          </draw:text-box>
        </draw:frame>
        <draw:line draw:style-name="gr3" draw:text-style-name="P3" draw:layer="layout" svg:x1="13.95cm" svg:y1="3.54cm" svg:x2="13.95cm" svg:y2="7.35cm">
          <text:p/>
        </draw:line>
        <draw:frame draw:style-name="gr5" draw:text-style-name="P7" draw:layer="layout" svg:width="5.773cm" svg:height="2.151cm" svg:x="11.038cm" svg:y="5.826cm">
          <draw:text-box>
            <text:p text:style-name="P6"><text:span text:style-name="T4">π</text:span><text:span text:style-name="T9">/4 = </text:span><text:span text:style-name="T1">A</text:span><text:span text:style-name="T3">circle</text:span><text:span text:style-name="T1">/</text:span><text:span text:style-name="T1">A</text:span><text:span text:style-name="T3">square</text:span></text:p>
            <text:p text:style-name="P6"><text:span text:style-name="T10">∴</text:span><text:span text:style-name="T11"> </text:span><text:span text:style-name="T12">π</text:span><text:span text:style-name="T13"> = </text:span><text:span text:style-name="T13">4</text:span><text:span text:style-name="T12">A</text:span><text:span text:style-name="T14">circle</text:span><text:span text:style-name="T12">/A</text:span><text:span text:style-name="T14">square</text:span></text:p>
          </draw:text-box>
        </draw:frame>
        <draw:custom-shape draw:style-name="gr6" draw:text-style-name="P8" draw:layer="layout" svg:width="15.24cm" svg:height="15.24cm" draw:transform="rotate (-1.5707963267949) translate (26.142cm 3.541cm)">
          <text:p/>
          <draw:enhanced-geometry draw:glue-point-type="segments" draw:mirror-horizontal="false" draw:mirror-vertical="false" draw:type="mso-spt100" draw:modifiers="-90 179.76001373415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3" draw:layer="layout" svg:x1="26.142cm" svg:y1="3.541cm" svg:x2="26.142cm" svg:y2="11.161cm">
          <text:p/>
        </draw:line>
        <draw:line draw:style-name="gr3" draw:text-style-name="P3" draw:layer="layout" svg:x1="18.522cm" svg:y1="3.541cm" svg:x2="26.142cm" svg:y2="3.541cm">
          <text:p/>
        </draw:line>
        <draw:frame draw:style-name="gr5" draw:text-style-name="P7" draw:layer="layout" svg:width="4.825cm" svg:height="1.201cm" svg:x="19.938cm" svg:y="6.327cm">
          <draw:text-box>
            <text:p text:style-name="P6"><text:span text:style-name="T12">π</text:span><text:span text:style-name="T13"> </text:span><text:span text:style-name="T15">≈</text:span><text:span text:style-name="T13"> 4</text:span><text:span text:style-name="T12">n</text:span><text:span text:style-name="T14">circle</text:span><text:span text:style-name="T12">/n</text:span><text:span text:style-name="T14">square</text:span></text:p>
          </draw:text-box>
        </draw:frame>
        <draw:custom-shape draw:style-name="gr7" draw:text-style-name="P9" draw:layer="layout" svg:width="0.254cm" svg:height="0.254cm" svg:x="19.41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1.19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3.352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1.70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19.16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3.733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5.76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1.06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5.1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0.685cm" svg:y="6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18.78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18.653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4.368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5.63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2.97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0.558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24.241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526cm" svg:y1="11.16cm" svg:x2="18.526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adornments="Roman" style:font-family-generic="roman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1:24:29.870202726</meta:creation-date>
    <dc:date>2017-05-16T14:26:22.331804416</dc:date>
    <meta:editing-duration>PT1M42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